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officeooo:paragraph-rsid="00381ec3"/>
    </style:style>
    <style:style style:name="P2" style:family="paragraph" style:parent-style-name="_5f_text">
      <style:text-properties officeooo:paragraph-rsid="00381ec3"/>
    </style:style>
    <style:style style:name="P3" style:family="paragraph" style:parent-style-name="_5f_text">
      <style:text-properties officeooo:paragraph-rsid="0038e24e"/>
    </style:style>
    <style:style style:name="P4" style:family="paragraph" style:parent-style-name="_5f_text">
      <style:text-properties officeooo:rsid="0038fd30" officeooo:paragraph-rsid="0038fd30"/>
    </style:style>
    <style:style style:name="P5" style:family="paragraph" style:parent-style-name="_5f_text">
      <style:text-properties officeooo:paragraph-rsid="0038fd30"/>
    </style:style>
    <style:style style:name="P6" style:family="paragraph" style:parent-style-name="_5f_text">
      <style:text-properties officeooo:paragraph-rsid="003dd6e8"/>
    </style:style>
    <style:style style:name="P7" style:family="paragraph" style:parent-style-name="_5f_text">
      <style:text-properties style:font-name="Calibri Light1" fo:font-size="10pt" fo:language="ru" fo:country="RU" fo:font-weight="250" officeooo:rsid="0031f22c" officeooo:paragraph-rsid="0031f22c"/>
    </style:style>
    <style:style style:name="P8" style:family="paragraph" style:parent-style-name="_5f_text">
      <style:text-properties style:font-name="Calibri Light1" fo:font-size="10pt" fo:language="ru" fo:country="RU" fo:font-weight="250" officeooo:rsid="0038fd30" officeooo:paragraph-rsid="0038fd30"/>
    </style:style>
    <style:style style:name="P9" style:family="paragraph" style:parent-style-name="_5f_text">
      <style:text-properties style:font-name="Calibri Light1" fo:font-size="10pt" fo:font-weight="250" officeooo:rsid="0038e24e" officeooo:paragraph-rsid="0038e24e"/>
    </style:style>
    <style:style style:name="P10" style:family="paragraph" style:parent-style-name="_5f_text" style:list-style-name="L1">
      <style:text-properties officeooo:paragraph-rsid="0031f22c"/>
    </style:style>
    <style:style style:name="P11" style:family="paragraph" style:parent-style-name="_5f_text" style:list-style-name="L2">
      <style:text-properties officeooo:paragraph-rsid="0031f22c"/>
    </style:style>
    <style:style style:name="P12" style:family="paragraph" style:parent-style-name="_5f_text" style:list-style-name="L3"/>
    <style:style style:name="T1" style:family="text">
      <style:text-properties style:font-name="Calibri Light1" fo:font-size="10pt" fo:font-weight="250"/>
    </style:style>
    <style:style style:name="T2" style:family="text">
      <style:text-properties style:font-name="Calibri Light1" fo:font-size="10pt" fo:font-weight="250" officeooo:rsid="00381ec3"/>
    </style:style>
    <style:style style:name="T3" style:family="text">
      <style:text-properties style:font-name="Calibri Light1" fo:font-size="10pt" fo:font-weight="250" officeooo:rsid="0038e24e"/>
    </style:style>
    <style:style style:name="T4" style:family="text">
      <style:text-properties style:font-name="Calibri Light1" fo:font-size="10pt" fo:font-weight="250" officeooo:rsid="0038fd30"/>
    </style:style>
    <style:style style:name="T5" style:family="text">
      <style:text-properties style:font-name="Calibri Light1" fo:font-size="10pt" fo:language="ru" fo:country="RU" fo:font-weight="250" officeooo:rsid="0031f22c"/>
    </style:style>
    <style:style style:name="T6" style:family="text">
      <style:text-properties style:font-name="Calibri Light1" fo:font-size="10pt" fo:language="ru" fo:country="RU" fo:font-weight="250" officeooo:rsid="0038e24e"/>
    </style:style>
    <style:style style:name="T7" style:family="text">
      <style:text-properties style:font-name="Calibri Light1" fo:font-size="10pt" fo:language="ru" fo:country="RU" fo:font-weight="250" officeooo:rsid="0038fd30"/>
    </style:style>
    <style:style style:name="T8" style:family="text">
      <style:text-properties style:font-name="Calibri Light1" fo:font-size="10pt" fo:language="en" fo:country="US" fo:font-weight="250" officeooo:rsid="0038fd30"/>
    </style:style>
    <style:style style:name="T9" style:family="text">
      <style:text-properties officeooo:rsid="0031f22c"/>
    </style:style>
    <style:style style:name="T10" style:family="text">
      <style:text-properties fo:language="ru" fo:country="RU" officeooo:rsid="003f4e0d"/>
    </style:style>
    <style:style style:name="T11" style:family="text">
      <style:text-properties fo:language="en" fo:country="US" officeooo:rsid="003f4e0d"/>
    </style:style>
    <style:style style:name="T12" style:family="text">
      <style:text-properties fo:color="#ff0000" loext:opacity="100%" fo:font-weight="bold" style:font-weight-asian="bold" style:font-weight-complex="bold"/>
    </style:style>
    <style:style style:name="T13" style:family="text">
      <style:text-properties officeooo:rsid="00374a2d"/>
    </style:style>
    <style:style style:name="T14" style:family="text">
      <style:text-properties officeooo:rsid="00381ec3"/>
    </style:style>
    <style:style style:name="T15" style:family="text">
      <style:text-properties officeooo:rsid="003f81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text"><text:span text:style-name="T10">https://medium.com/@stasonmars/%D1%80%D1%83%D0%BA%D0%BE%D0%B2%D0%BE%D0%B4%D1%81%D1%82%D0%B2%D0%BE-%D0%BF%D0%BE-%D1%82%D1%80%D1%91%D0%BC-%D1%81%D0%BF%D0%BE%D1%81%D0%BE%D0%B1%D0%B0%D0%BC-%D1%81%D1%82%D0%B8%D0%BB%D0%B8%D0%B7%D0%B0%D1%86%D0%B8%D0%B8-%D0%B2-react-2ca5c0c7464b</text:span></text:p>
      <text:p text:style-name="_5f_text"><text:span text:style-name="T10">В</text:span>от методы стилизации, которые мы изучим:</text:p>
      <text:list xml:id="list1876718654" text:style-name="L3">
        <text:list-item>
          <text:p text:style-name="P12">Инлайновая стилизация</text:p>
        </text:list-item>
        <text:list-item>
          <text:p text:style-name="P12">Styled Components</text:p>
        </text:list-item>
        <text:list-item>
          <text:p text:style-name="P12">CSS Modules</text:p>
        </text:list-item>
      </text:list>
      <text:p text:style-name="_5f_text"/>
      <text:p text:style-name="_5f_heading_5f_3">Метод 1: Инлайновая стилизация React компонентов</text:p>
      <text:p text:style-name="_5f_code">class ToDoApp extends React.Component {</text:p>
      <text:p text:style-name="_5f_code"><text:s text:c="2"/>// ...</text:p>
      <text:p text:style-name="_5f_code"><text:s text:c="2"/>render() {</text:p>
      <text:p text:style-name="_5f_code"><text:s text:c="4"/>return (</text:p>
      <text:p text:style-name="_5f_code"><text:s text:c="6"/>&lt;div style={{ backgroundColor: "#44014C", width: "300px", minHeight: "200px"}}&gt;</text:p>
      <text:p text:style-name="_5f_code"><text:s text:c="8"/>&lt;h2 style={{ padding: "10px 20px", textAlign: "center", color: "white"}}&gt;ToDo&lt;/h2&gt;</text:p>
      <text:p text:style-name="_5f_code"><text:s text:c="8"/>&lt;div&gt;</text:p>
      <text:p text:style-name="_5f_code"><text:s text:c="10"/>&lt;Input onChange={this.handleChange} /&gt;</text:p>
      <text:p text:style-name="_5f_code"><text:s text:c="10"/>&lt;p&gt;{this.state.error}&lt;/p&gt;</text:p>
      <text:p text:style-name="_5f_code"><text:s text:c="10"/>&lt;ToDoList value={this.state.display} /&gt;</text:p>
      <text:p text:style-name="_5f_code"><text:s text:c="8"/>&lt;/div&gt;</text:p>
      <text:p text:style-name="_5f_code"><text:s text:c="6"/>&lt;/div&gt;</text:p>
      <text:p text:style-name="_5f_code"><text:s text:c="4"/>)</text:p>
      <text:p text:style-name="_5f_code"><text:s text:c="2"/>}</text:p>
      <text:p text:style-name="_5f_code">}</text:p>
      <text:p text:style-name="_5f_text">Первое это то, что тут две фигурные скобки. То, что мы рендирим — написано на JSX и для JS выражений, которые будут использоваться в JSX, они должны быть вставлены в фигурные скобки.</text:p>
      <text:p text:style-name="_5f_text">Первые фигурные скобки вставляют JavaScript в JSX. Внутренние фигурные скобки создают объект литерал. Стили передаются как объект литералы к элементу.</text:p>
      <text:p text:style-name="_5f_text">Следующее, на что нужно обратить внимание, это то, что свойства разделяются запятой. Это так, потому что то, что мы передаем это по-факту объект. А так как это атрибут JavaScript, атрибуты пишутся горбатым регистром и не разделяются тире.</text:p>
      <text:p text:style-name="_5f_text"><text:span text:style-name="T15">Е</text:span>сть обходной путь для этого случая. Мы можем создать объект переменную и передать её элементам. Давайте так сделаем.</text:p>
      <text:p text:style-name="_5f_heading_5f_4">Создаем объект переменную стилей</text:p>
      <text:p text:style-name="_5f_text"/>
      <text:p text:style-name="_5f_code">const TodoComponent = {</text:p>
      <text:p text:style-name="_5f_code"><text:s text:c="2"/>width: "300px",</text:p>
      <text:p text:style-name="_5f_code"><text:s text:c="2"/>margin: "30px auto",</text:p>
      <text:p text:style-name="_5f_code"><text:s text:c="2"/>backgroundColor: "#44014C",</text:p>
      <text:p text:style-name="_5f_code"><text:s text:c="2"/>minHeight: "200px",</text:p>
      <text:p text:style-name="_5f_code"><text:s text:c="2"/>boxSizing: "border-box"</text:p>
      <text:p text:style-name="_5f_code">}</text:p>
      <text:p text:style-name="_5f_code"/>
      <text:p text:style-name="_5f_code">const Header = {</text:p>
      <text:p text:style-name="_5f_code"><text:s text:c="2"/>padding: "10px 20px",</text:p>
      <text:p text:style-name="_5f_code"><text:s text:c="2"/>textAlign: "center",</text:p>
      <text:p text:style-name="_5f_code"><text:s text:c="2"/>color: "white",</text:p>
      <text:p text:style-name="_5f_code"><text:s text:c="2"/>fontSize: "22px"</text:p>
      <text:p text:style-name="_5f_code">}</text:p>
      <text:p text:style-name="_5f_code"/>
      <text:p text:style-name="_5f_code">const ErrorMessage = {</text:p>
      <text:p text:style-name="_5f_code"><text:s text:c="2"/>color: "white",</text:p>
      <text:p text:style-name="_5f_code"><text:s text:c="2"/>fontSize: "13px"</text:p>
      <text:p text:style-name="_5f_code">}</text:p>
      <text:p text:style-name="_5f_code"/>
      <text:p text:style-name="_5f_code">class ToDoApp extends React.Component {</text:p>
      <text:p text:style-name="_5f_code"><text:s text:c="2"/>// ...</text:p>
      <text:p text:style-name="_5f_code"><text:soft-page-break/><text:s text:c="2"/>render() {</text:p>
      <text:p text:style-name="_5f_code"><text:s text:c="4"/>return (</text:p>
      <text:p text:style-name="_5f_code"><text:s text:c="6"/>&lt;div style={TodoComponent}&gt;</text:p>
      <text:p text:style-name="_5f_code"><text:s text:c="8"/>&lt;h2 style={Header}&gt;ToDo&lt;/h2&gt;</text:p>
      <text:p text:style-name="_5f_code"><text:s text:c="8"/>&lt;div&gt;</text:p>
      <text:p text:style-name="_5f_code"><text:s text:c="10"/>&lt;Input onChange={this.handleChange} /&gt;</text:p>
      <text:p text:style-name="_5f_code"><text:s text:c="10"/>&lt;p style = {ErrorMessage}&gt;{this.state.error}&lt;/p&gt;</text:p>
      <text:p text:style-name="_5f_code"><text:s text:c="10"/>&lt;ToDoList value={this.state.display} /&gt;</text:p>
      <text:p text:style-name="_5f_code"><text:s text:c="8"/>&lt;/div&gt;</text:p>
      <text:p text:style-name="_5f_code"><text:s text:c="6"/>&lt;/div&gt;</text:p>
      <text:p text:style-name="_5f_code"><text:s text:c="4"/>)</text:p>
      <text:p text:style-name="_5f_code"><text:s text:c="2"/>}</text:p>
      <text:p text:style-name="_5f_code">}</text:p>
      <text:p text:style-name="_5f_text">Если вы взгляните на свойства объектов, то горбатый регистр будет конвертирован в тире, во время компиляции. Для примера:</text:p>
      <text:p text:style-name="_5f_code">backgroundColor: "#44014C",</text:p>
      <text:p text:style-name="_5f_code">minHeight: "200px",</text:p>
      <text:p text:style-name="_5f_code">boxSizing: "border-box"</text:p>
      <text:p text:style-name="_5f_code">В чистом CSS это будет записано так:</text:p>
      <text:p text:style-name="_5f_code">background-color: #44014C;</text:p>
      <text:p text:style-name="_5f_code">min-height: 200px;</text:p>
      <text:p text:style-name="_5f_code">box-sizing: border-box;</text:p>
      <text:p text:style-name="_5f_text">Так же вы можете передать переменную как значение для свойства. Так что, мы можем сделать так:</text:p>
      <text:p text:style-name="_5f_code">const spacing = "10px 20px";</text:p>
      <text:p text:style-name="_5f_code">const Header = {</text:p>
      <text:p text:style-name="_5f_code">margin: spacing,</text:p>
      <text:p text:style-name="_5f_code">padding: spacing</text:p>
      <text:p text:style-name="_5f_code">// …</text:p>
      <text:p text:style-name="_5f_code">}</text:p>
      <text:p text:style-name="_5f_text">Во многих JavaScript средах, создание глобального объекта переменной может быть плохой практикой, но для React это норма. Пока файлы не видимы для других файлов, пока они не импортированы, мы можем создать столько объект переменных, сколько захотим и даже с одним и тем же именем, и это не вызовет какого-либо конфликта.</text:p>
      <text:p text:style-name="_5f_text"/>
      <text:p text:style-name="_5f_heading_5f_3">Метод 2: Styled Components</text:p>
      <text:p text:style-name="_5f_text">При помощи Styled Components мы можем писать простой CSS в нашем JavaScript файле. Это означает то, что вы можете использовать весь функционал CSS, даже такой как медиа запросы, псевдо-селекторы, вложения и т.п в JavaScript.</text:p>
      <text:p text:style-name="_5f_text"/>
      <text:p text:style-name="_5f_heading_5f_3">Метод 3: CSS модули</text:p>
      <text:p text:style-name="_5f_text">CSS модуль это файл CSS, в котором все имена классов и анимации имеют локальную область видимости по-дефолту. Обратите на это особое внимание. Давайте это немного разберем.</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text:soft-page-break/></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101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1T18:26:51.446000000</dc:date>
    <meta:editing-duration>PT10H52M</meta:editing-duration>
    <meta:editing-cycles>31</meta:editing-cycles>
    <meta:generator>LibreOffice/7.0.2.2$Windows_X86_64 LibreOffice_project/8349ace3c3162073abd90d81fd06dcfb6b36b994</meta:generator>
    <meta:document-statistic meta:table-count="0" meta:image-count="0" meta:object-count="0" meta:page-count="3" meta:paragraph-count="78" meta:word-count="430" meta:character-count="3422" meta:non-whitespace-character-count="2890"/>
  </office:meta>
</office:document-meta>
</file>